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66" draw:fill-color="#ffff99" draw:opacity="25%" draw:textarea-horizontal-align="justify" draw:textarea-vertical-align="top" draw:auto-grow-height="false" fo:min-height="22.737cm" fo:min-width="20.201cm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2.519cm"/>
    </style:style>
    <style:style style:name="gr3" style:family="graphic" style:parent-style-name="standard" style:list-style-name="L1">
      <style:graphic-properties svg:stroke-color="#0066cc" draw:fill-color="#99ccff" draw:textarea-horizontal-align="justify" draw:textarea-vertical-align="middle" draw:auto-grow-height="false" fo:min-height="0.957cm" fo:min-width="3.5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6.485cm"/>
    </style:style>
    <style:style style:name="gr6" style:family="graphic" style:parent-style-name="standard" style:list-style-name="L1">
      <style:graphic-properties svg:stroke-color="#6666ff" draw:fill-color="#9999ff" draw:opacity="25%" draw:textarea-horizontal-align="justify" draw:textarea-vertical-align="top" draw:auto-grow-height="false" fo:min-height="22.356cm" fo:min-width="20.201cm"/>
    </style:style>
    <style:style style:name="gr7" style:family="graphic" style:parent-style-name="standard" style:list-style-name="L1">
      <style:graphic-properties svg:stroke-color="#009900" draw:fill-color="#ccffcc" draw:textarea-horizontal-align="justify" draw:textarea-vertical-align="middle" draw:auto-grow-height="false" fo:min-height="1.655cm" fo:min-width="6.485cm"/>
    </style:style>
    <style:style style:name="gr8" style:family="graphic" style:parent-style-name="standard">
      <style:graphic-properties draw:textarea-horizontal-align="justify" draw:textarea-vertical-align="middle" draw:auto-grow-height="false" fo:min-height="1.188cm" fo:min-width="2.554cm"/>
    </style:style>
    <style:style style:name="gr9" style:family="graphic" style:parent-style-name="standard" style:list-style-name="L1">
      <style:graphic-properties svg:stroke-color="#0066cc" draw:fill-color="#99ccff" draw:textarea-horizontal-align="justify" draw:textarea-vertical-align="middle" draw:auto-grow-height="false" fo:min-height="1.655cm" fo:min-width="6.485cm"/>
    </style:style>
    <style:style style:name="gr10" style:family="graphic" style:parent-style-name="standard" style:list-style-name="L1">
      <style:graphic-properties svg:stroke-color="#0066cc" draw:fill-color="#99ccff" draw:textarea-horizontal-align="justify" draw:textarea-vertical-align="middle" draw:auto-grow-height="false" fo:min-height="1.655cm" fo:min-width="6.485cm"/>
    </style:style>
    <style:style style:name="gr11" style:family="graphic" style:parent-style-name="standard" style:list-style-name="L1">
      <style:graphic-properties svg:stroke-color="#0066cc" draw:fill-color="#99ccff" draw:textarea-horizontal-align="justify" draw:textarea-vertical-align="middle" draw:auto-grow-height="false" fo:min-height="1.655cm" fo:min-width="6.485cm"/>
    </style:style>
    <style:style style:name="gr12" style:family="graphic" style:parent-style-name="standard" style:list-style-name="L1">
      <style:graphic-properties svg:stroke-color="#009900" draw:fill-color="#ccffcc" draw:textarea-horizontal-align="justify" draw:textarea-vertical-align="middle" draw:auto-grow-height="false" fo:min-height="0.957cm" fo:min-width="3.501cm"/>
    </style:style>
    <style:style style:name="gr13" style:family="graphic" style:parent-style-name="standard">
      <style:graphic-properties svg:stroke-color="#009900" draw:fill-color="#ccffcc" draw:textarea-horizontal-align="justify" draw:textarea-vertical-align="middle" draw:auto-grow-height="false" fo:min-height="0.957cm" fo:min-width="3.501cm"/>
    </style:style>
    <style:style style:name="gr14" style:family="graphic" style:parent-style-name="standard">
      <style:graphic-properties draw:textarea-horizontal-align="justify" draw:textarea-vertical-align="middle" draw:auto-grow-height="false" fo:min-height="0.957cm" fo:min-width="3.501cm"/>
    </style:style>
    <style:style style:name="gr15" style:family="graphic" style:parent-style-name="standard" style:list-style-name="L1">
      <style:graphic-properties svg:stroke-color="#009900" draw:fill-color="#ccffcc" draw:textarea-horizontal-align="justify" draw:textarea-vertical-align="middle" draw:auto-grow-height="false" fo:min-height="0.957cm" fo:min-width="3.501cm"/>
    </style:style>
    <style:style style:name="gr16" style:family="graphic" style:parent-style-name="standard">
      <style:graphic-properties svg:stroke-color="#ff3300" draw:fill-color="#ff9999" draw:opacity="50%" draw:textarea-horizontal-align="justify" draw:textarea-vertical-align="middle" draw:auto-grow-height="false" fo:min-height="2.798cm" fo:min-width="14.664cm" fo:wrap-option="no-wrap"/>
    </style:style>
    <style:style style:name="gr17" style:family="graphic" style:parent-style-name="standard">
      <style:graphic-properties svg:stroke-color="#ff3300" draw:fill-color="#ff9999" draw:opacity="50%" draw:textarea-horizontal-align="justify" draw:textarea-vertical-align="middle" draw:auto-grow-height="false" fo:min-height="4.76cm" fo:min-width="18.603cm" fo:wrap-option="no-wrap"/>
    </style:style>
    <style:style style:name="gr18" style:family="graphic" style:parent-style-name="standard">
      <style:graphic-properties svg:stroke-color="#ff3300" draw:fill-color="#ff9999" draw:opacity="50%" draw:textarea-horizontal-align="justify" draw:textarea-vertical-align="middle" draw:auto-grow-height="false" fo:min-height="3.439cm" fo:min-width="14.89cm" fo:wrap-option="no-wrap"/>
    </style:style>
    <style:style style:name="gr19" style:family="graphic" style:parent-style-name="standard" style:list-style-name="L1">
      <style:graphic-properties svg:stroke-color="#009900" draw:fill-color="#ccffcc" draw:textarea-horizontal-align="justify" draw:textarea-vertical-align="middle" draw:auto-grow-height="false" fo:min-height="1.655cm" fo:min-width="6.485cm"/>
    </style:style>
    <style:style style:name="gr20" style:family="graphic" style:parent-style-name="standard" style:list-style-name="L1">
      <style:graphic-properties svg:stroke-color="#009900" draw:fill-color="#ccffcc" draw:textarea-horizontal-align="justify" draw:textarea-vertical-align="middle" draw:auto-grow-height="false" fo:min-height="1.655cm" fo:min-width="6.485cm"/>
    </style:style>
    <style:style style:name="gr21" style:family="graphic" style:parent-style-name="standard">
      <style:graphic-properties svg:stroke-color="#ff3300" draw:fill-color="#ff9999" draw:opacity="50%" draw:textarea-horizontal-align="justify" draw:textarea-vertical-align="middle" draw:auto-grow-height="false" fo:min-height="4.326cm" fo:min-width="13.673cm" fo:wrap-option="no-wrap"/>
    </style:style>
    <style:style style:name="gr22" style:family="graphic" style:parent-style-name="standard">
      <style:graphic-properties svg:stroke-color="#ff3300" draw:fill-color="#ff9999" draw:opacity="50%" draw:textarea-horizontal-align="justify" draw:textarea-vertical-align="middle" draw:auto-grow-height="false" fo:min-height="4.501cm" fo:min-width="15.53cm" fo:wrap-option="no-wrap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655cm" fo:min-width="6.485cm"/>
    </style:style>
    <style:style style:name="gr24" style:family="graphic" style:parent-style-name="standard" style:list-style-name="L1">
      <style:graphic-properties svg:stroke-color="#009900" draw:fill-color="#ccffcc" draw:textarea-horizontal-align="justify" draw:textarea-vertical-align="middle" draw:auto-grow-height="false" fo:min-height="1.655cm" fo:min-width="6.485cm"/>
    </style:style>
    <style:style style:name="gr25" style:family="graphic" style:parent-style-name="standard">
      <style:graphic-properties draw:stroke="none" svg:stroke-color="#000000" draw:fill="none" draw:fill-color="#ffffff" fo:min-height="1.423cm"/>
    </style:style>
    <style:style style:name="gr26" style:family="graphic" style:parent-style-name="standard" style:list-style-name="L1">
      <style:graphic-properties svg:stroke-color="#009900" draw:fill-color="#ccffcc" draw:textarea-horizontal-align="justify" draw:textarea-vertical-align="middle" draw:auto-grow-height="false" fo:min-height="1.655cm" fo:min-width="6.485cm"/>
    </style:style>
    <style:style style:name="gr27" style:family="graphic" style:parent-style-name="standard">
      <style:graphic-properties svg:stroke-color="#ff3300" draw:fill-color="#ff9999" draw:opacity="50%" draw:textarea-horizontal-align="justify" draw:textarea-vertical-align="middle" draw:auto-grow-height="false" fo:min-height="1.995cm" fo:min-width="14.613cm" fo:wrap-option="no-wrap"/>
    </style:style>
    <style:style style:name="gr28" style:family="graphic" style:parent-style-name="standard" style:list-style-name="L1">
      <style:graphic-properties svg:stroke-color="#009900" draw:fill-color="#ccffcc" draw:textarea-horizontal-align="justify" draw:textarea-vertical-align="middle" draw:auto-grow-height="false" fo:min-height="1.655cm" fo:min-width="6.485cm"/>
    </style:style>
    <style:style style:name="gr29" style:family="graphic" style:parent-style-name="standard" style:list-style-name="L1">
      <style:graphic-properties svg:stroke-color="#009900" draw:fill-color="#ccffcc" draw:textarea-horizontal-align="justify" draw:textarea-vertical-align="middle" draw:auto-grow-height="false" fo:min-height="1.655cm" fo:min-width="6.485cm"/>
    </style:style>
    <style:style style:name="gr30" style:family="graphic" style:parent-style-name="standard">
      <style:graphic-properties svg:stroke-color="#ff3300" draw:fill-color="#ff9999" draw:opacity="50%" draw:textarea-horizontal-align="justify" draw:textarea-vertical-align="middle" draw:auto-grow-height="false" fo:min-height="2.91cm" fo:min-width="10.896cm" fo:wrap-option="no-wrap"/>
    </style:style>
    <style:style style:name="gr31" style:family="graphic" style:parent-style-name="standard">
      <style:graphic-properties svg:stroke-color="#ff3300" draw:fill-color="#ff9999" draw:opacity="50%" draw:textarea-horizontal-align="justify" draw:textarea-vertical-align="middle" draw:auto-grow-height="false" fo:min-height="2.737cm" fo:min-width="19.621cm" fo:wrap-option="no-wrap"/>
    </style:style>
    <style:style style:name="gr32" style:family="graphic" style:parent-style-name="standard">
      <style:graphic-properties svg:stroke-color="#ff3300" draw:fill-color="#ff9999" draw:opacity="50%" draw:textarea-horizontal-align="justify" draw:textarea-vertical-align="middle" draw:auto-grow-height="false" fo:min-height="3.784cm" fo:min-width="15.654cm" fo:wrap-option="no-wrap"/>
    </style:style>
    <style:style style:name="gr33" style:family="graphic" style:parent-style-name="standard">
      <style:graphic-properties svg:stroke-color="#ff3300" draw:fill-color="#ff9999" draw:opacity="50%" draw:textarea-horizontal-align="justify" draw:textarea-vertical-align="middle" draw:auto-grow-height="false" fo:min-height="4.583cm" fo:min-width="14.811cm" fo:wrap-option="no-wrap"/>
    </style:style>
    <style:style style:name="gr34" style:family="graphic" style:parent-style-name="standard">
      <style:graphic-properties svg:stroke-color="#ff3300" draw:fill-color="#ff9999" draw:opacity="50%" draw:textarea-horizontal-align="justify" draw:textarea-vertical-align="middle" draw:auto-grow-height="false" fo:min-height="4.583cm" fo:min-width="14.788cm" fo:wrap-option="no-wrap"/>
    </style:style>
    <style:style style:name="gr35" style:family="graphic" style:parent-style-name="standard">
      <style:graphic-properties svg:stroke-color="#ff3300" draw:fill-color="#ff9999" draw:opacity="50%" draw:textarea-horizontal-align="justify" draw:textarea-vertical-align="middle" draw:auto-grow-height="false" fo:min-height="5.605cm" fo:min-width="19.623cm" fo:wrap-option="no-wrap"/>
    </style:style>
    <style:style style:name="gr36" style:family="graphic" style:parent-style-name="standard">
      <style:graphic-properties svg:stroke-color="#ff3300" draw:fill-color="#ff9999" draw:opacity="50%" draw:textarea-horizontal-align="justify" draw:textarea-vertical-align="middle" draw:auto-grow-height="false" fo:min-height="2.867cm" fo:min-width="10.63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ff99" draw:opacity="25%"/>
      <style:paragraph-properties fo:text-align="center"/>
      <style:text-properties fo:color="#800000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99ccff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99ff" draw:opacity="25%"/>
      <style:paragraph-properties fo:margin-left="0cm" fo:margin-right="0cm" fo:text-align="center" fo:text-indent="0cm"/>
      <style:text-properties fo:color="#800000" style:font-name="Liberation Sans" fo:font-size="18pt" style:letter-kerning="true" style:font-name-asian="Noto Sans CJK SC Regular" style:font-size-asian="18pt" style:font-name-complex="FreeSans" style:font-size-complex="18pt"/>
    </style:style>
    <style:style style:name="P7" style:family="paragraph">
      <loext:graphic-properties draw:fill-color="#ccffcc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8" style:family="paragraph">
      <loext:graphic-properties draw:fill-color="#ccffcc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9999" draw:opacity="50%"/>
      <style:paragraph-properties fo:text-align="start"/>
      <style:text-properties fo:color="#800000"/>
    </style:style>
    <style:style style:name="P11" style:family="paragraph">
      <style:paragraph-properties fo:margin-left="0cm" fo:margin-right="0cm" fo:text-align="center" fo:text-indent="0cm"/>
      <style:text-properties fo:color="#800000" style:font-name="Liberation Sans" fo:font-size="18pt" style:letter-kerning="true" style:font-name-asian="Noto Sans CJK SC Regular" style:font-size-asian="18pt" style:font-name-complex="FreeSans" style:font-size-complex="18pt"/>
    </style:style>
    <style:style style:name="P12" style:family="paragraph">
      <loext:graphic-properties draw:fill="none" draw:fill-color="#ffffff"/>
    </style:style>
    <style:style style:name="T1" style:family="text">
      <style:text-properties fo:color="#800000"/>
    </style:style>
    <style:style style:name="T2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3" style:family="text">
      <style:text-properties fo:color="#800000" style:font-name="Liberation Sans" fo:font-size="18pt" style:letter-kerning="true" style:font-name-asian="Noto Sans CJK SC Regular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0.701cm" svg:height="22.987cm" svg:x="20.795cm" svg:y="38.498cm">
            <text:p text:style-name="P1"><text:span text:style-name="T1">relocaliz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" draw:id="id1" draw:layer="layout" svg:width="4.267cm" svg:height="2.032cm" svg:x="44.383cm" svg:y="2.062cm">
            <text:p text:style-name="P1">star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2" draw:id="id2" draw:layer="layout" svg:width="8.001cm" svg:height="2.413cm" svg:x="42.519cm" svg:y="5.461cm">
            <text:p text:style-name="P3"><text:span text:style-name="T2">mode != SLAM_QUI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5" draw:layer="layout" draw:type="line" svg:x1="46.517cm" svg:y1="4.094cm" svg:x2="46.519cm" svg:y2="5.461cm" draw:start-shape="id1" draw:start-glue-point="8" draw:end-shape="id2" draw:end-glue-point="4" svg:d="M46517 4094l2 1367" svg:viewBox="0 0 3 1368">
            <text:p/>
          </draw:connector>
          <draw:custom-shape draw:style-name="gr5" draw:text-style-name="P1" xml:id="id4" draw:id="id4" draw:layer="layout" svg:width="6.985cm" svg:height="1.905cm" svg:x="32.273cm" svg:y="18.155cm">
            <text:p text:style-name="P1">load maps</text:p>
            <draw:enhanced-geometry svg:viewBox="0 0 21600 21600" draw:type="rectangle" draw:enhanced-path="M 0 0 L 21600 0 21600 21600 0 21600 0 0 Z N"/>
          </draw:custom-shape>
          <draw:custom-shape draw:style-name="gr5" draw:text-style-name="P1" xml:id="id6" draw:id="id6" draw:layer="layout" svg:width="6.985cm" svg:height="1.905cm" svg:x="32.273cm" svg:y="24.955cm">
            <text:p text:style-name="P1">needRelocalization = true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35.512cm" svg:y1="10.81cm" svg:x2="35.512cm" svg:y2="12.763cm" svg:d="M35512 10810v1953" svg:viewBox="0 0 1 1954">
            <text:p/>
          </draw:connector>
          <draw:connector draw:style-name="gr4" draw:text-style-name="P5" draw:layer="layout" draw:type="line" svg:x1="35.789cm" svg:y1="16.933cm" svg:x2="35.765cm" svg:y2="18.155cm" draw:start-shape="id3" draw:start-glue-point="6" draw:end-shape="id4" draw:end-glue-point="0" svg:d="M35789 16933l-24 1222" svg:viewBox="0 0 25 1223">
            <text:p/>
          </draw:connector>
          <draw:connector draw:style-name="gr4" draw:text-style-name="P5" draw:layer="layout" draw:type="line" svg:x1="35.765cm" svg:y1="20.06cm" svg:x2="35.789cm" svg:y2="21.32cm" draw:start-shape="id4" draw:start-glue-point="2" draw:end-shape="id5" draw:end-glue-point="4" svg:d="M35765 20060l24 1260" svg:viewBox="0 0 25 1261">
            <text:p/>
          </draw:connector>
          <draw:connector draw:style-name="gr4" draw:text-style-name="P5" draw:layer="layout" draw:type="line" svg:x1="35.789cm" svg:y1="23.733cm" svg:x2="35.765cm" svg:y2="24.955cm" draw:start-shape="id5" draw:start-glue-point="6" draw:end-shape="id6" draw:end-glue-point="0" svg:d="M35789 23733l-24 1222" svg:viewBox="0 0 25 1223">
            <text:p/>
          </draw:connector>
          <draw:connector draw:style-name="gr4" draw:text-style-name="P5" draw:layer="layout" draw:line-skew="1.521cm" svg:x1="39.79cm" svg:y1="22.527cm" svg:x2="39.79cm" svg:y2="32.927cm" draw:start-shape="id5" draw:start-glue-point="7" draw:end-shape="id7" draw:end-glue-point="7" svg:d="M39790 22527h2087v10400h-2087" svg:viewBox="0 0 2088 10401">
            <text:p/>
          </draw:connector>
          <draw:connector draw:style-name="gr4" draw:text-style-name="P5" draw:layer="layout" draw:type="line" svg:x1="35.765cm" svg:y1="26.86cm" svg:x2="35.753cm" svg:y2="28.355cm" draw:start-shape="id6" draw:start-glue-point="2" draw:end-shape="id8" draw:end-glue-point="0" svg:d="M35765 26860l-12 1495" svg:viewBox="0 0 13 1496">
            <text:p/>
          </draw:connector>
          <draw:custom-shape draw:style-name="gr5" draw:text-style-name="P1" xml:id="id9" draw:id="id9" draw:layer="layout" svg:width="6.985cm" svg:height="1.905cm" svg:x="32.273cm" svg:y="35.755cm">
            <text:p text:style-name="P1">needRelocalization = false</text:p>
            <draw:enhanced-geometry svg:viewBox="0 0 21600 21600" draw:type="rectangle" draw:enhanced-path="M 0 0 L 21600 0 21600 21600 0 21600 0 0 Z N"/>
          </draw:custom-shape>
          <draw:custom-shape draw:style-name="gr5" draw:text-style-name="P1" xml:id="id11" draw:id="id11" draw:layer="layout" svg:width="6.985cm" svg:height="1.905cm" svg:x="10.467cm" svg:y="38.355cm">
            <text:p text:style-name="P1">oldMap = true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0.701cm" svg:height="22.606cm" svg:x="20.795cm" svg:y="63.263cm">
            <text:p text:style-name="P3"><text:span text:style-name="T3">s</text:span><text:span text:style-name="T3">l</text:span><text:span text:style-name="T3">a</text:span><text:span text:style-name="T3">m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xml:id="id18" draw:id="id18" draw:layer="layout" draw:type="line" svg:x1="35.765cm" svg:y1="35.755cm" svg:x2="35.765cm" svg:y2="35.755cm" draw:start-shape="id9" draw:start-glue-point="0" draw:end-shape="id9" draw:end-glue-point="0" svg:d="M35765 35755z" svg:viewBox="0 0 1 1">
            <text:p/>
          </draw:connector>
          <draw:connector draw:style-name="gr4" draw:text-style-name="P5" draw:layer="layout" svg:x1="31.789cm" svg:y1="32.927cm" svg:x2="13.989cm" svg:y2="34.82cm" draw:start-shape="id7" draw:start-glue-point="5" draw:end-shape="id10" draw:end-glue-point="4" svg:d="M31789 32927h-17800v1893" svg:viewBox="0 0 17801 1894">
            <text:p/>
          </draw:connector>
          <draw:connector draw:style-name="gr4" draw:text-style-name="P5" draw:layer="layout" draw:type="line" svg:x1="13.989cm" svg:y1="37.233cm" svg:x2="13.959cm" svg:y2="38.355cm" draw:start-shape="id10" draw:start-glue-point="6" draw:end-shape="id11" draw:end-glue-point="0" svg:d="M13989 37233l-30 1122" svg:viewBox="0 0 31 1123">
            <text:p/>
          </draw:connector>
          <draw:connector draw:style-name="gr4" draw:text-style-name="P5" draw:layer="layout" svg:x1="13.959cm" svg:y1="40.26cm" svg:x2="32.273cm" svg:y2="71.707cm" draw:start-shape="id11" draw:start-glue-point="2" draw:end-shape="id12" draw:end-glue-point="3" svg:d="M13959 40260v31447h18314" svg:viewBox="0 0 18315 31448">
            <text:p/>
          </draw:connector>
          <draw:connector draw:style-name="gr4" draw:text-style-name="P5" draw:layer="layout" draw:line-skew="-0.103cm" svg:x1="17.99cm" svg:y1="36.027cm" svg:x2="21.973cm" svg:y2="65.107cm" draw:start-shape="id10" draw:start-glue-point="7" draw:end-shape="id13" svg:d="M17990 36027h1761v29080h2222" svg:viewBox="0 0 3984 29081">
            <text:p/>
          </draw:connector>
          <draw:connector draw:style-name="gr4" draw:text-style-name="P5" draw:layer="layout" svg:x1="46.519cm" svg:y1="7.874cm" svg:x2="35.765cm" svg:y2="10.855cm" draw:start-shape="id2" draw:start-glue-point="6" draw:end-shape="id14" draw:end-glue-point="0" svg:d="M46519 7874v1490h-10754v1491" svg:viewBox="0 0 10755 2982">
            <text:p/>
          </draw:connector>
          <draw:connector draw:style-name="gr4" draw:text-style-name="P5" draw:layer="layout" svg:x1="46.519cm" svg:y1="7.874cm" svg:x2="74.165cm" svg:y2="10.855cm" draw:start-shape="id2" draw:start-glue-point="6" draw:end-shape="id15" draw:end-glue-point="0" svg:d="M46519 7874v1490h27646v1491" svg:viewBox="0 0 27647 2982">
            <text:p/>
          </draw:connector>
          <draw:custom-shape draw:style-name="gr7" draw:text-style-name="P7" xml:id="id19" draw:id="id19" draw:layer="layout" svg:width="6.985cm" svg:height="1.905cm" svg:x="60.373cm" svg:y="18.155cm">
            <text:p text:style-name="P3"><text:span text:style-name="T2">s</text:span><text:span text:style-name="T2">t</text:span><text:span text:style-name="T2">a</text:span><text:span text:style-name="T2">t</text:span><text:span text:style-name="T2">e </text:span><text:span text:style-name="T2">= </text:span><text:span text:style-name="T2">P</text:span><text:span text:style-name="T2">A</text:span><text:span text:style-name="T2">U</text:span><text:span text:style-name="T2">S</text:span><text:span text:style-name="T2">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xml:id="id21" draw:id="id21" draw:layer="layout" svg:width="6.985cm" svg:height="1.905cm" svg:x="60.473cm" svg:y="24.955cm">
            <text:p text:style-name="P1">gettingStatus = false</text:p>
            <draw:enhanced-geometry svg:viewBox="0 0 21600 21600" draw:type="rectangle" draw:enhanced-path="M 0 0 L 21600 0 21600 21600 0 21600 0 0 Z N"/>
          </draw:custom-shape>
          <draw:custom-shape draw:style-name="gr8" draw:text-style-name="P1" xml:id="id22" draw:id="id22" draw:layer="layout" svg:width="4.318cm" svg:height="2.032cm" svg:x="45.081cm" svg:y="87.459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xml:id="id14" draw:id="id14" draw:layer="layout" svg:width="6.985cm" svg:height="1.905cm" svg:x="32.273cm" svg:y="10.855cm">
            <text:p text:style-name="P3"><text:span text:style-name="T2">mode == SLAM_STAR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xml:id="id16" draw:id="id16" draw:layer="layout" svg:width="6.985cm" svg:height="1.905cm" svg:x="60.324cm" svg:y="10.855cm">
            <text:p text:style-name="P3"><text:span text:style-name="T2">mode == SLAM_ID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15" draw:id="id15" draw:layer="layout" svg:width="6.985cm" svg:height="1.905cm" svg:x="70.673cm" svg:y="10.855cm">
            <text:p text:style-name="P3"><text:span text:style-name="T2">m</text:span><text:span text:style-name="T2">o</text:span><text:span text:style-name="T2">d</text:span><text:span text:style-name="T2">e </text:span><text:span text:style-name="T2">=</text:span><text:span text:style-name="T2">= </text:span><text:span text:style-name="T2">d</text:span><text:span text:style-name="T2">e</text:span><text:span text:style-name="T2">f</text:span><text:span text:style-name="T2">a</text:span><text:span text:style-name="T2">u</text:span><text:span text:style-name="T2">l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7" xml:id="id17" draw:id="id17" draw:layer="layout" svg:width="8.001cm" svg:height="2.413cm" svg:x="59.819cm" svg:y="14.561cm">
            <text:p text:style-name="P3"><text:span text:style-name="T2">state != INI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3" draw:text-style-name="P8" xml:id="id3" draw:id="id3" draw:layer="layout" svg:width="8.001cm" svg:height="2.413cm" svg:x="31.789cm" svg:y="14.52cm">
            <text:p text:style-name="P1">state == INIT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5" draw:layer="layout" draw:type="line" svg:x1="35.765cm" svg:y1="12.76cm" svg:x2="35.789cm" svg:y2="14.52cm" draw:start-shape="id14" draw:start-glue-point="2" draw:end-shape="id3" draw:end-glue-point="4" svg:d="M35765 12760l24 1760" svg:viewBox="0 0 25 1761">
            <text:p/>
          </draw:connector>
          <draw:connector draw:style-name="gr4" draw:text-style-name="P5" draw:layer="layout" draw:type="line" svg:x1="63.816cm" svg:y1="12.76cm" svg:x2="63.819cm" svg:y2="14.561cm" draw:start-shape="id16" draw:start-glue-point="2" draw:end-shape="id17" draw:end-glue-point="4" svg:d="M63816 12760l3 1801" svg:viewBox="0 0 4 1802">
            <text:p/>
          </draw:connector>
          <draw:custom-shape draw:style-name="gr14" draw:text-style-name="P1" xml:id="id5" draw:id="id5" draw:layer="layout" svg:width="8.001cm" svg:height="2.413cm" svg:x="31.789cm" svg:y="21.32cm">
            <text:p text:style-name="P1"><text:span text:style-name="T1">All maps loaded successfully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1" xml:id="id7" draw:id="id7" draw:layer="layout" svg:width="8.001cm" svg:height="2.413cm" svg:x="31.789cm" svg:y="31.72cm">
            <text:p text:style-name="P1">needRelocalization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5" draw:layer="layout" draw:type="line" svg:x1="35.789cm" svg:y1="34.133cm" svg:x2="35.765cm" svg:y2="35.755cm" draw:start-shape="id7" draw:start-glue-point="6" draw:end-shape="id18" draw:end-glue-point="0" svg:d="M35789 34133l-24 1622" svg:viewBox="0 0 25 1623">
            <text:p/>
          </draw:connector>
          <draw:connector draw:style-name="gr4" draw:text-style-name="P5" draw:layer="layout" draw:line-skew="1.586cm" svg:x1="39.79cm" svg:y1="15.727cm" svg:x2="39.79cm" svg:y2="32.927cm" draw:start-shape="id3" draw:start-glue-point="7" draw:end-shape="id7" draw:end-glue-point="7" svg:d="M39790 15727h2087v17200h-2087" svg:viewBox="0 0 2088 17201">
            <text:p/>
          </draw:connector>
          <draw:custom-shape draw:style-name="gr15" draw:text-style-name="P7" xml:id="id10" draw:id="id10" draw:layer="layout" svg:width="8.001cm" svg:height="2.413cm" svg:x="9.989cm" svg:y="34.82cm">
            <text:p text:style-name="P3"><text:span text:style-name="T2">state == PAUS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5" draw:layer="layout" draw:type="line" svg:x1="63.819cm" svg:y1="16.974cm" svg:x2="63.865cm" svg:y2="18.155cm" draw:start-shape="id17" draw:start-glue-point="6" draw:end-shape="id19" draw:end-glue-point="0" svg:d="M63819 16974l46 1181" svg:viewBox="0 0 47 1182">
            <text:p/>
          </draw:connector>
          <draw:custom-shape draw:style-name="gr14" draw:text-style-name="P1" xml:id="id20" draw:id="id20" draw:layer="layout" svg:width="8.001cm" svg:height="2.413cm" svg:x="59.919cm" svg:y="21.261cm">
            <text:p text:style-name="P1">gettingStatus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5" draw:layer="layout" draw:type="line" svg:x1="63.919cm" svg:y1="23.674cm" svg:x2="63.965cm" svg:y2="24.955cm" draw:start-shape="id20" draw:start-glue-point="6" draw:end-shape="id21" draw:end-glue-point="0" svg:d="M63919 23674l46 1281" svg:viewBox="0 0 47 1282">
            <text:p/>
          </draw:connector>
          <draw:connector draw:style-name="gr4" draw:text-style-name="P5" draw:layer="layout" svg:x1="67.82cm" svg:y1="15.768cm" svg:x2="67.92cm" svg:y2="22.468cm" draw:start-shape="id17" draw:start-glue-point="7" draw:end-shape="id20" draw:end-glue-point="7" svg:d="M67820 15768h601v6700h-501" svg:viewBox="0 0 602 6701">
            <text:p/>
          </draw:connector>
          <draw:connector draw:style-name="gr4" draw:text-style-name="P5" draw:layer="layout" draw:type="line" svg:x1="63.865cm" svg:y1="20.06cm" svg:x2="63.919cm" svg:y2="21.261cm" draw:start-shape="id19" draw:start-glue-point="2" draw:end-shape="id20" draw:end-glue-point="4" svg:d="M63865 20060l54 1201" svg:viewBox="0 0 55 1202">
            <text:p/>
          </draw:connector>
          <draw:connector draw:style-name="gr4" draw:text-style-name="P5" draw:layer="layout" draw:line-skew="4.655cm" svg:x1="59.919cm" svg:y1="22.468cm" svg:x2="49.399cm" svg:y2="88.475cm" draw:start-shape="id20" draw:start-glue-point="5" draw:end-shape="id22" draw:end-glue-point="10" svg:d="M59919 22468h-605v66007h-9915" svg:viewBox="0 0 10521 66008">
            <text:p/>
          </draw:connector>
          <draw:connector draw:style-name="gr4" draw:text-style-name="P5" draw:layer="layout" svg:x1="74.165cm" svg:y1="12.76cm" svg:x2="49.399cm" svg:y2="88.475cm" draw:start-shape="id15" draw:start-glue-point="2" draw:end-shape="id22" draw:end-glue-point="10" svg:d="M74165 12760v75715h-24766" svg:viewBox="0 0 24767 75716">
            <text:p/>
          </draw:connector>
          <draw:connector draw:style-name="gr4" draw:text-style-name="P5" draw:layer="layout" svg:x1="63.965cm" svg:y1="26.86cm" svg:x2="49.399cm" svg:y2="88.475cm" draw:start-shape="id21" draw:start-glue-point="2" draw:end-shape="id22" draw:end-glue-point="10" svg:d="M63965 26860v61615h-14566" svg:viewBox="0 0 14567 61616">
            <text:p/>
          </draw:connector>
          <draw:connector draw:style-name="gr4" draw:text-style-name="P5" draw:layer="layout" draw:line-skew="-4.565cm" svg:x1="35.865cm" svg:y1="84.76cm" svg:x2="45.081cm" svg:y2="88.475cm" draw:start-shape="id23" draw:start-glue-point="0" draw:end-shape="id22" draw:end-glue-point="6" svg:d="M35865 84760h43v3715h9173" svg:viewBox="0 0 9217 3716">
            <text:p/>
          </draw:connector>
          <draw:custom-shape draw:style-name="gr16" draw:text-style-name="P10" draw:layer="layout" svg:width="15.164cm" svg:height="3.048cm" svg:x="14.445cm" svg:y="15.003cm">
            <text:p text:style-name="P9"><text:span text:style-name="T1">load maps wrong</text:span></text:p>
            <text:p text:style-name="P9"><text:span text:style-name="T1">加载地图</text:span><text:span text:style-name="T1">pointsMap, gridMap, simpleMap</text:span></text:p>
            <text:p text:style-name="P9"><text:span text:style-name="T1">所有地图都加载成功并且不为空后，才能进行重定位</text:span></text:p>
            <draw:enhanced-geometry svg:viewBox="0 0 21600 21600" draw:mirror-horizontal="true" draw:type="line-callout-1" draw:modifiers="-3921.18694362018 21486.651361102 -351.810089020772 3917.6123319121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7" draw:text-style-name="P10" draw:layer="layout" svg:width="19.103cm" svg:height="5.01cm" svg:x="10.626cm" svg:y="20.304cm">
            <text:p text:style-name="P9"><text:span text:style-name="T1">maps <text:s/>uses</text:span></text:p>
            <text:p text:style-name="P9"><text:span text:style-name="T1">gridMap</text:span><text:span text:style-name="T1">用于重定位和重定位成功后初</text:span><text:span text:style-name="T1">始化</text:span><text:span text:style-name="T1">slam</text:span><text:span text:style-name="T1">的</text:span><text:span text:style-name="T1">gridMap</text:span></text:p>
            <text:p text:style-name="P9"><text:span text:style-name="T1">pointsMap</text:span><text:span text:style-name="T1">用于重定位成功后初始化</text:span><text:span text:style-name="T1">slam</text:span><text:span text:style-name="T1">的</text:span><text:span text:style-name="T1">pointsMap</text:span></text:p>
            <text:p text:style-name="P9"><text:span text:style-name="T1">simpleMap</text:span><text:span text:style-name="T1">目前没有直接用处，不要用</text:span><text:span text:style-name="T1">于重定位成功后初始化</text:span><text:span text:style-name="T1">slam</text:span></text:p>
            <text:p text:style-name="P9"><text:span text:style-name="T1">的所有地图，该操作非常耗时</text:span></text:p>
            <draw:enhanced-geometry svg:viewBox="0 0 21600 21600" draw:mirror-horizontal="true" draw:type="line-callout-1" draw:modifiers="-2579.02010050251 -3120.81420874077 -278.140703517588 2388.0263420475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8" draw:text-style-name="P10" draw:layer="layout" svg:width="15.39cm" svg:height="3.689cm" svg:x="42.743cm" svg:y="76.43cm">
            <text:p text:style-name="P9"><text:span text:style-name="T1">slam failed</text:span></text:p>
            <text:p text:style-name="P9"><text:span text:style-name="T1">定位失败，导致建图错误，需要重定位或者结束</text:span><text:span text:style-name="T1">slam</text:span></text:p>
            <text:p text:style-name="P9"><text:span text:style-name="T1">判断条件：根据建图错误情况，以及连续多次匹配率</text:span></text:p>
            <text:p text:style-name="P9"><text:span text:style-name="T1">小于</text:span><text:span text:style-name="T1">0.4</text:span><text:span text:style-name="T1">，决定</text:span><text:span text:style-name="T1">slam</text:span><text:span text:style-name="T1">出错</text:span></text:p>
            <draw:enhanced-geometry svg:viewBox="0 0 21600 21600" draw:mirror-horizontal="false" draw:type="line-callout-1" draw:modifiers="-3849.57442661296 4858.53658536585 -345.240725099084 3248.7804878048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onnector draw:style-name="gr4" draw:text-style-name="P5" draw:layer="layout" svg:x1="46.519cm" svg:y1="7.874cm" svg:x2="63.816cm" svg:y2="10.855cm" draw:start-shape="id2" draw:start-glue-point="6" draw:end-shape="id16" draw:end-glue-point="0" svg:d="M46519 7874v1490h17297v1491" svg:viewBox="0 0 17298 2982">
            <text:p/>
          </draw:connector>
          <draw:custom-shape draw:style-name="gr5" draw:text-style-name="P1" xml:id="id24" draw:id="id24" draw:layer="layout" svg:width="6.985cm" svg:height="1.905cm" svg:x="32.273cm" svg:y="39.455cm">
            <text:p text:style-name="P1">Initialize relocalization</text:p>
            <draw:enhanced-geometry svg:viewBox="0 0 21600 21600" draw:type="rectangle" draw:enhanced-path="M 0 0 L 21600 0 21600 21600 0 21600 0 0 Z N"/>
          </draw:custom-shape>
          <draw:custom-shape draw:style-name="gr14" draw:text-style-name="P1" xml:id="id25" draw:id="id25" draw:layer="layout" svg:width="8.001cm" svg:height="2.413cm" svg:x="31.789cm" svg:y="42.72cm">
            <text:p text:style-name="P1">Initialize succeed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1" xml:id="id26" draw:id="id26" draw:layer="layout" svg:width="6.985cm" svg:height="1.905cm" svg:x="32.273cm" svg:y="46.355cm">
            <text:p text:style-name="P1">process relocalization</text:p>
            <draw:enhanced-geometry svg:viewBox="0 0 21600 21600" draw:type="rectangle" draw:enhanced-path="M 0 0 L 21600 0 21600 21600 0 21600 0 0 Z N"/>
          </draw:custom-shape>
          <draw:custom-shape draw:style-name="gr14" draw:text-style-name="P1" xml:id="id28" draw:id="id28" draw:layer="layout" svg:width="8.001cm" svg:height="2.413cm" svg:x="31.789cm" svg:y="51.82cm">
            <text:p text:style-name="P1">relocalization succeed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5" draw:layer="layout" draw:type="line" svg:x1="35.765cm" svg:y1="37.66cm" svg:x2="35.765cm" svg:y2="39.455cm" draw:start-shape="id9" draw:start-glue-point="2" draw:end-shape="id24" draw:end-glue-point="0" svg:d="M35765 37660v1795" svg:viewBox="0 0 1 1796">
            <text:p/>
          </draw:connector>
          <draw:connector draw:style-name="gr4" draw:text-style-name="P5" draw:layer="layout" draw:type="line" svg:x1="35.765cm" svg:y1="41.36cm" svg:x2="35.789cm" svg:y2="42.72cm" draw:start-shape="id24" draw:start-glue-point="2" draw:end-shape="id25" draw:end-glue-point="4" svg:d="M35765 41360l24 1360" svg:viewBox="0 0 25 1361">
            <text:p/>
          </draw:connector>
          <draw:connector draw:style-name="gr4" draw:text-style-name="P5" draw:layer="layout" draw:type="line" svg:x1="35.789cm" svg:y1="45.133cm" svg:x2="35.765cm" svg:y2="46.355cm" draw:start-shape="id25" draw:start-glue-point="6" draw:end-shape="id26" draw:end-glue-point="0" svg:d="M35789 45133l-24 1222" svg:viewBox="0 0 25 1223">
            <text:p/>
          </draw:connector>
          <draw:connector draw:style-name="gr4" draw:text-style-name="P5" draw:layer="layout" draw:type="line" svg:x1="35.743cm" svg:y1="50.16cm" svg:x2="35.789cm" svg:y2="51.82cm" draw:start-shape="id27" draw:start-glue-point="2" draw:end-shape="id28" draw:end-glue-point="4" svg:d="M35743 50160l46 1660" svg:viewBox="0 0 47 1661">
            <text:p/>
          </draw:connector>
          <draw:connector draw:style-name="gr4" draw:text-style-name="P5" draw:layer="layout" svg:x1="31.789cm" svg:y1="43.927cm" svg:x2="25.425cm" svg:y2="58.855cm" draw:start-shape="id25" draw:start-glue-point="5" draw:end-shape="id29" draw:end-glue-point="0" svg:d="M31789 43927h-6364v14928" svg:viewBox="0 0 6365 14929">
            <text:p/>
          </draw:connector>
          <draw:custom-shape draw:style-name="gr19" draw:text-style-name="P7" xml:id="id31" draw:id="id31" draw:layer="layout" svg:width="6.985cm" svg:height="1.905cm" svg:x="32.253cm" svg:y="58.855cm">
            <text:p text:style-name="P3"><text:span text:style-name="T2">state = RELOCATION_SUCCES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xml:id="id29" draw:id="id29" draw:layer="layout" svg:width="6.985cm" svg:height="1.905cm" svg:x="21.933cm" svg:y="58.855cm">
            <text:p text:style-name="P3"><text:span text:style-name="T2">s</text:span><text:span text:style-name="T2">t</text:span><text:span text:style-name="T2">a</text:span><text:span text:style-name="T2">t</text:span><text:span text:style-name="T2">e </text:span><text:span text:style-name="T2">= </text:span><text:span text:style-name="T2">R</text:span><text:span text:style-name="T2">E</text:span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_</text:span><text:span text:style-name="T2">F</text:span><text:span text:style-name="T2">A</text:span><text:span text:style-name="T2">I</text:span><text:span text:style-name="T2">L</text:span><text:span text:style-name="T2">E</text:span><text:span text:style-name="T2">D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35.789cm" svg:y1="54.233cm" svg:x2="35.765cm" svg:y2="55.455cm" draw:start-shape="id28" draw:start-glue-point="6" draw:end-shape="id30" draw:end-glue-point="0" svg:d="M35789 54233l-24 1222" svg:viewBox="0 0 25 1223">
            <text:p/>
          </draw:connector>
          <draw:connector draw:style-name="gr4" draw:text-style-name="P5" draw:layer="layout" svg:x1="31.789cm" svg:y1="53.027cm" svg:x2="25.425cm" svg:y2="58.855cm" draw:start-shape="id28" draw:start-glue-point="5" draw:end-shape="id29" draw:end-glue-point="0" svg:d="M31789 53027h-6364v5828" svg:viewBox="0 0 6365 5829">
            <text:p/>
          </draw:connector>
          <draw:connector draw:style-name="gr4" draw:text-style-name="P5" draw:layer="layout" draw:type="line" svg:x1="35.745cm" svg:y1="60.76cm" svg:x2="35.765cm" svg:y2="67.555cm" draw:start-shape="id31" draw:start-glue-point="2" draw:end-shape="id32" draw:end-glue-point="0" svg:d="M35745 60760l20 6795" svg:viewBox="0 0 21 6796">
            <text:p/>
          </draw:connector>
          <draw:custom-shape draw:style-name="gr21" draw:text-style-name="P10" draw:layer="layout" svg:width="14.173cm" svg:height="4.576cm" svg:x="42.69cm" svg:y="47.13cm">
            <text:p text:style-name="P9"><text:span text:style-name="T1">time cost</text:span></text:p>
            <text:p text:style-name="P9"><text:span text:style-name="T1">单次重定位耗时与粒子数和探索范围相关</text:span></text:p>
            <text:p text:style-name="P9"><text:span text:style-name="T1">粒子数为</text:span><text:span text:style-name="T1">1000</text:span><text:span text:style-name="T1">时，单次重定位需要</text:span><text:span text:style-name="T1">300-400ms</text:span></text:p>
            <text:p text:style-name="P9"><text:span text:style-name="T1">粒子数为</text:span><text:span text:style-name="T1">1500</text:span><text:span text:style-name="T1">时，单次重定位需要</text:span><text:span text:style-name="T1">700-800ms</text:span></text:p>
            <text:p text:style-name="P9"><text:span text:style-name="T1">旋转辅助下，需要约重定位</text:span><text:span text:style-name="T1">5</text:span><text:span text:style-name="T1">次才成功</text:span></text:p>
            <draw:enhanced-geometry svg:viewBox="0 0 21600 21600" draw:mirror-horizontal="false" draw:type="line-callout-1" draw:modifiers="-4814.05390150981 1378.02053746996 -371.835755608861 2614.46362246013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2" draw:text-style-name="P10" draw:layer="layout" svg:width="16.03cm" svg:height="4.751cm" svg:x="42.754cm" svg:y="36.292cm">
            <text:p text:style-name="P9"><text:span text:style-name="T1">Initialize wrong</text:span></text:p>
            <text:p text:style-name="P9"><text:span text:style-name="T1">重定位初始化失败的可能原因：</text:span></text:p>
            <text:p text:style-name="P9"><text:span text:style-name="T1">1. </text:span><text:span text:style-name="T1">网格地图是空的。</text:span></text:p>
            <text:p text:style-name="P9"><text:span text:style-name="T1">2. </text:span><text:span text:style-name="T1">在给定范围内，网格地图中没有大于给定阈值的格子</text:span></text:p>
            <text:p text:style-name="P9"><text:span text:style-name="T1">初始化失败不进行重定位</text:span></text:p>
            <draw:enhanced-geometry svg:viewBox="0 0 21600 21600" draw:mirror-horizontal="false" draw:type="line-callout-1" draw:modifiers="-4509.71243216269 16918.1818181818 -331.457800511509 2522.7272727272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5" draw:text-style-name="P1" xml:id="id13" draw:id="id13" draw:layer="layout" svg:width="6.985cm" svg:height="1.905cm" svg:x="21.973cm" svg:y="64.155cm">
            <text:p text:style-name="P1">rotate map and reset maps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25.425cm" svg:y1="60.76cm" svg:x2="25.465cm" svg:y2="64.155cm" draw:start-shape="id29" draw:start-glue-point="2" draw:end-shape="id13" draw:end-glue-point="0" svg:d="M25425 60760l40 3395" svg:viewBox="0 0 41 3396">
            <text:p/>
          </draw:connector>
          <draw:custom-shape draw:style-name="gr23" draw:text-style-name="P11" xml:id="id32" draw:id="id32" draw:layer="layout" svg:width="6.985cm" svg:height="1.905cm" svg:x="32.273cm" svg:y="67.555cm">
            <text:p text:style-name="P11">Initialize slam</text:p>
            <draw:enhanced-geometry svg:viewBox="0 0 21600 21600" draw:type="rectangle" draw:enhanced-path="M 0 0 L 21600 0 21600 21600 0 21600 0 0 Z N"/>
          </draw:custom-shape>
          <draw:custom-shape draw:style-name="gr5" draw:text-style-name="P1" xml:id="id12" draw:id="id12" draw:layer="layout" svg:width="6.985cm" svg:height="1.905cm" svg:x="32.273cm" svg:y="70.755cm">
            <text:p text:style-name="P1">process slam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35.765cm" svg:y1="69.46cm" svg:x2="35.765cm" svg:y2="70.755cm" draw:start-shape="id32" draw:start-glue-point="2" draw:end-shape="id12" draw:end-glue-point="0" svg:d="M35765 69460v1295" svg:viewBox="0 0 1 1296">
            <text:p/>
          </draw:connector>
          <draw:custom-shape draw:style-name="gr24" draw:text-style-name="P7" xml:id="id33" draw:id="id33" draw:layer="layout" svg:width="6.985cm" svg:height="1.905cm" svg:x="32.243cm" svg:y="72.655cm">
            <text:p text:style-name="P3"><text:span text:style-name="T2">state = SLAM_RUNNING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35.735cm" svg:y1="74.56cm" svg:x2="35.789cm" svg:y2="75.92cm" draw:start-shape="id33" draw:start-glue-point="2" draw:end-shape="id34" draw:end-glue-point="4" svg:d="M35735 74560l54 1360" svg:viewBox="0 0 55 1361">
            <text:p/>
          </draw:connector>
          <draw:frame draw:style-name="gr25" draw:text-style-name="P12" draw:layer="layout" svg:width="3.683cm" svg:height="1.673cm" svg:x="29.082cm" svg:y="67.32cm">
            <draw:text-box>
              <text:p>new map</text:p>
            </draw:text-box>
          </draw:frame>
          <draw:frame draw:style-name="gr25" draw:text-style-name="P12" draw:layer="layout" svg:width="3.683cm" svg:height="1.673cm" svg:x="29.283cm" svg:y="70.621cm">
            <draw:text-box>
              <text:p>old map</text:p>
            </draw:text-box>
          </draw:frame>
          <draw:frame draw:style-name="gr25" draw:text-style-name="P12" draw:layer="layout" svg:width="3.683cm" svg:height="1.673cm" svg:x="35.883cm" svg:y="65.621cm">
            <draw:text-box>
              <text:p>old map</text:p>
            </draw:text-box>
          </draw:frame>
          <draw:custom-shape draw:style-name="gr5" draw:text-style-name="P1" xml:id="id35" draw:id="id35" draw:layer="layout" svg:width="6.985cm" svg:height="1.905cm" svg:x="32.373cm" svg:y="82.855cm">
            <text:p text:style-name="P1">save map and pose</text:p>
            <draw:enhanced-geometry svg:viewBox="0 0 21600 21600" draw:type="rectangle" draw:enhanced-path="M 0 0 L 21600 0 21600 21600 0 21600 0 0 Z N"/>
          </draw:custom-shape>
          <draw:custom-shape draw:style-name="gr14" draw:text-style-name="P1" xml:id="id34" draw:id="id34" draw:layer="layout" svg:width="8.001cm" svg:height="2.413cm" svg:x="31.789cm" svg:y="75.92cm">
            <text:p text:style-name="P1">map/pose is wrong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5" xml:id="id23" draw:id="id23" draw:layer="layout" draw:type="line" svg:x1="35.865cm" svg:y1="84.76cm" svg:x2="35.865cm" svg:y2="84.76cm" draw:start-shape="id35" draw:start-glue-point="2" draw:end-shape="id35" draw:end-glue-point="2" svg:d="M35865 84760z" svg:viewBox="0 0 1 1">
            <text:p/>
          </draw:connector>
          <draw:connector draw:style-name="gr4" draw:text-style-name="P5" draw:layer="layout" draw:type="line" svg:x1="35.789cm" svg:y1="78.333cm" svg:x2="35.816cm" svg:y2="79.555cm" draw:start-shape="id34" draw:start-glue-point="6" draw:end-shape="id36" draw:end-glue-point="0" svg:d="M35789 78333l27 1222" svg:viewBox="0 0 28 1223">
            <text:p/>
          </draw:connector>
          <draw:connector draw:style-name="gr4" draw:text-style-name="P5" draw:layer="layout" svg:x1="31.789cm" svg:y1="77.127cm" svg:x2="32.373cm" svg:y2="83.807cm" draw:start-shape="id34" draw:start-glue-point="5" draw:end-shape="id35" draw:end-glue-point="3" svg:d="M31789 77127h-502v6680h1086" svg:viewBox="0 0 1087 6681">
            <text:p/>
          </draw:connector>
          <draw:custom-shape draw:style-name="gr26" draw:text-style-name="P7" xml:id="id36" draw:id="id36" draw:layer="layout" svg:width="6.985cm" svg:height="1.905cm" svg:x="32.324cm" svg:y="79.555cm">
            <text:p text:style-name="P3"><text:span text:style-name="T2">state = SLAM_ERROR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35.816cm" svg:y1="81.46cm" svg:x2="35.865cm" svg:y2="82.855cm" draw:start-shape="id36" draw:start-glue-point="2" draw:end-shape="id35" draw:end-glue-point="0" svg:d="M35816 81460l49 1395" svg:viewBox="0 0 50 1396">
            <text:p/>
          </draw:connector>
          <draw:custom-shape draw:style-name="gr27" draw:text-style-name="P10" draw:layer="layout" svg:width="15.113cm" svg:height="2.245cm" svg:x="42.766cm" svg:y="82.254cm">
            <text:p text:style-name="P9"><text:span text:style-name="T1">save maps</text:span></text:p>
            <text:p text:style-name="P9"><text:span text:style-name="T1">保存所有地图和当前位姿，用于重定位或者暂停恢复</text:span></text:p>
            <draw:enhanced-geometry svg:viewBox="0 0 21600 21600" draw:mirror-horizontal="false" draw:type="line-callout-1" draw:modifiers="-4517.50694720127 10492.2528940338 -350.138944025407 5327.8717720391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8" draw:text-style-name="P1" xml:id="id37" draw:id="id37" draw:layer="layout" svg:width="4.318cm" svg:height="2.032cm" svg:x="28.669cm" svg:y="5.632cm">
            <text:p text:style-name="P1">e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line" svg:x1="42.519cm" svg:y1="6.668cm" svg:x2="32.987cm" svg:y2="6.648cm" draw:start-shape="id2" draw:start-glue-point="5" draw:end-shape="id37" draw:end-glue-point="10" svg:d="M42519 6668l-9532-20" svg:viewBox="0 0 9533 21">
            <text:p/>
          </draw:connector>
          <draw:connector draw:style-name="gr4" draw:text-style-name="P5" draw:layer="layout" draw:line-skew="0cm 28.067cm" svg:x1="47.24cm" svg:y1="89.491cm" svg:x2="50.52cm" svg:y2="6.668cm" draw:start-shape="id22" draw:start-glue-point="8" draw:end-shape="id2" draw:end-glue-point="7" svg:d="M47240 89491v502h31848v-83325h-28568" svg:viewBox="0 0 31849 83326">
            <text:p/>
          </draw:connector>
          <draw:custom-shape draw:style-name="gr28" draw:text-style-name="P7" xml:id="id8" draw:id="id8" draw:layer="layout" svg:width="6.985cm" svg:height="1.905cm" svg:x="32.261cm" svg:y="28.355cm">
            <text:p text:style-name="P3"><text:span text:style-name="T2">state = PAUS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35.753cm" svg:y1="30.26cm" svg:x2="35.789cm" svg:y2="31.72cm" draw:start-shape="id8" draw:start-glue-point="2" draw:end-shape="id7" draw:end-glue-point="4" svg:d="M35753 30260l36 1460" svg:viewBox="0 0 37 1461">
            <text:p/>
          </draw:connector>
          <draw:custom-shape draw:style-name="gr29" draw:text-style-name="P7" xml:id="id27" draw:id="id27" draw:layer="layout" svg:width="6.985cm" svg:height="1.905cm" svg:x="32.251cm" svg:y="48.255cm">
            <text:p text:style-name="P3"><text:span text:style-name="T2">state = RELOCATION_RUNNIN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xml:id="id30" draw:id="id30" draw:layer="layout" svg:width="6.985cm" svg:height="1.905cm" svg:x="32.273cm" svg:y="55.455cm">
            <text:p text:style-name="P1"><text:span text:style-name="T1">set initPose and timestamp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35.765cm" svg:y1="57.36cm" svg:x2="35.745cm" svg:y2="58.855cm" draw:start-shape="id30" draw:start-glue-point="2" draw:end-shape="id31" draw:end-glue-point="0" svg:d="M35765 57360l-20 1495" svg:viewBox="0 0 21 1496">
            <text:p/>
          </draw:connector>
          <draw:custom-shape draw:style-name="gr22" draw:text-style-name="P10" draw:layer="layout" svg:width="16.03cm" svg:height="4.751cm" svg:x="42.681cm" svg:y="41.692cm">
            <text:p text:style-name="P9"><text:span text:style-name="T1">Initial range</text:span></text:p>
            <text:p text:style-name="P9"><text:span text:style-name="T1">重定位初始化两种范围：</text:span></text:p>
            <text:p text:style-name="P9"><text:span text:style-name="T1">1. </text:span><text:span text:style-name="T1">给定估计位姿，并且不是原点，进行局部重定位</text:span></text:p>
            <text:p text:style-name="P9"><text:span text:style-name="T1">2. </text:span><text:span text:style-name="T1">未给定估计位姿，或者给定原点，进行全局重定位</text:span></text:p>
            <text:p text:style-name="P9"><text:span text:style-name="T1">两者的粒子分布范围不同</text:span></text:p>
            <draw:enhanced-geometry svg:viewBox="0 0 21600 21600" draw:mirror-horizontal="false" draw:type="line-callout-1" draw:modifiers="-4246.97149273283 -4854.54545454546 -331.457800511509 2522.7272727272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30" draw:text-style-name="P10" draw:layer="layout" svg:width="11.396cm" svg:height="3.16cm" svg:x="42.673cm" svg:y="52.13cm">
            <text:p text:style-name="P9"><text:span text:style-name="T1">rotate</text:span></text:p>
            <text:p text:style-name="P9"><text:span text:style-name="T1">为了保证传感器数据记录正确，</text:span></text:p>
            <text:p text:style-name="P9"><text:span text:style-name="T1">请在第一次获取传感器数据后启动旋转</text:span></text:p>
            <draw:enhanced-geometry svg:viewBox="0 0 21600 21600" draw:mirror-horizontal="false" draw:type="line-callout-1" draw:modifiers="-6189.83943142932 -17431.6988294843 -466.227954724928 3785.63745650111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31" draw:text-style-name="P10" draw:layer="layout" svg:width="20.121cm" svg:height="2.987cm" svg:x="42.711cm" svg:y="55.831cm">
            <text:p text:style-name="P9"><text:span text:style-name="T1">finish conditions</text:span></text:p>
            <text:p text:style-name="P9"><text:span text:style-name="T1">重定位成功条件：点云地图与网格地图匹配率，迭代次数，协方差收敛</text:span></text:p>
            <text:p text:style-name="P9"><text:span text:style-name="T1">重定位失败条件：迭代次数到达上限，累计耗时超时</text:span></text:p>
            <draw:enhanced-geometry svg:viewBox="0 0 21600 21600" draw:mirror-horizontal="false" draw:type="line-callout-1" draw:modifiers="-4331.37859059736 -16055.421686747 -261.92227412782 4012.0481927710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32" draw:text-style-name="P10" draw:layer="layout" svg:width="16.154cm" svg:height="4.034cm" svg:x="42.741cm" svg:y="59.356cm">
            <text:p text:style-name="P9"><text:span text:style-name="T1">init pose</text:span></text:p>
            <text:p text:style-name="P9"><text:span text:style-name="T1">重定位成功后，记录当前位姿和对应时间戳，用于</text:span><text:span text:style-name="T1">slam</text:span></text:p>
            <text:p text:style-name="P9"><text:span text:style-name="T1">初始化。如果没有该时间戳，</text:span><text:span text:style-name="T1">slam</text:span><text:span text:style-name="T1">第一次匹配时将无法</text:span></text:p>
            <text:p text:style-name="P9"><text:span text:style-name="T1">获取里程计增量，进而导致匹配失败。</text:span></text:p>
            <draw:enhanced-geometry svg:viewBox="0 0 21600 21600" draw:mirror-horizontal="false" draw:type="line-callout-1" draw:modifiers="-4365.45961002786 -13650.5576208178 -326.239554317549 2965.65055762082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5" draw:text-style-name="P1" xml:id="id38" draw:id="id38" draw:layer="layout" svg:width="6.985cm" svg:height="1.905cm" svg:x="21.985cm" svg:y="67.555cm">
            <text:p text:style-name="P1">reset sensor data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25.465cm" svg:y1="66.06cm" svg:x2="25.477cm" svg:y2="67.555cm" draw:start-shape="id13" draw:start-glue-point="2" draw:end-shape="id38" draw:end-glue-point="0" svg:d="M25465 66060l12 1495" svg:viewBox="0 0 13 1496">
            <text:p/>
          </draw:connector>
          <draw:connector draw:style-name="gr4" draw:text-style-name="P5" draw:layer="layout" draw:type="line" svg:x1="28.97cm" svg:y1="68.507cm" svg:x2="32.273cm" svg:y2="68.507cm" draw:start-shape="id38" draw:start-glue-point="1" draw:end-shape="id32" draw:end-glue-point="3" svg:d="M28970 68507h3303" svg:viewBox="0 0 3304 1">
            <text:p/>
          </draw:connector>
          <draw:custom-shape draw:style-name="gr33" draw:text-style-name="P10" draw:layer="layout" svg:width="15.311cm" svg:height="4.833cm" svg:x="3.649cm" svg:y="61.605cm">
            <text:p text:style-name="P9"><text:span text:style-name="T1">rotate map / reset maps</text:span></text:p>
            <text:p text:style-name="P9"><text:span text:style-name="T1">初始状态或者重定位失败，创建新地图。</text:span></text:p>
            <text:p text:style-name="P9"><text:span text:style-name="T1">第一帧雷达数据用于旋转地图，并将旋转角度传给</text:span></text:p>
            <text:p text:style-name="P9"><text:span text:style-name="T1">slam</text:span><text:span text:style-name="T1">进行初始化。</text:span></text:p>
            <text:p text:style-name="P9"><text:span text:style-name="T1">由于创建新地图，用于重定位的加载的地图被舍弃。</text:span></text:p>
            <draw:enhanced-geometry svg:viewBox="0 0 21600 21600" draw:mirror-horizontal="true" draw:type="line-callout-1" draw:modifiers="-3884.95297805643 13552.5031030203 -349.843260188088 2470.99710384775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34" draw:text-style-name="P10" draw:layer="layout" svg:width="15.288cm" svg:height="4.833cm" svg:x="3.65cm" svg:y="67.105cm">
            <text:p text:style-name="P9"><text:span text:style-name="T1">reset sensor data</text:span></text:p>
            <text:p text:style-name="P9"><text:span text:style-name="T1">重置用于</text:span><text:span text:style-name="T1">slam</text:span><text:span text:style-name="T1">的传感器数据。表示开始新的</text:span><text:span text:style-name="T1">slam</text:span><text:span text:style-name="T1">，</text:span></text:p>
            <text:p text:style-name="P9"><text:span text:style-name="T1">从当前传感器数据开始记录。作为里程计增量的起始。</text:span></text:p>
            <text:p text:style-name="P9"><text:span text:style-name="T1">仅在开始新的</text:span><text:span text:style-name="T1">slam</text:span><text:span text:style-name="T1">时重置该数据。重定位成功时由于</text:span></text:p>
            <text:p text:style-name="P9"><text:span text:style-name="T1">采集传感器数据的过程是连续的，不需要重置该数据。</text:span></text:p>
            <draw:enhanced-geometry svg:viewBox="0 0 21600 21600" draw:mirror-horizontal="true" draw:type="line-callout-1" draw:modifiers="-4085.76100464386 6555.06826644601 -348.95676630257 2470.99710384775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35" draw:text-style-name="P10" draw:layer="layout" svg:width="20.123cm" svg:height="5.855cm" svg:x="42.709cm" svg:y="65.882cm">
            <text:p text:style-name="P9"><text:span text:style-name="T1">different initialize</text:span></text:p>
            <text:p text:style-name="P9"><text:span text:style-name="T1">根据需求，有不同的</text:span><text:span text:style-name="T1">slam</text:span><text:span text:style-name="T1">初始化方案。</text:span></text:p>
            <text:p text:style-name="P9"><text:span text:style-name="T1">1. </text:span><text:span text:style-name="T1">开始新的</text:span><text:span text:style-name="T1">slam</text:span><text:span text:style-name="T1">：用空地图和带有初始旋转角度的位姿进行初始化。</text:span></text:p>
            <text:p text:style-name="P9"><text:span text:style-name="T1">2. </text:span><text:span text:style-name="T1">重定位成功：在旧地图上继续</text:span><text:span text:style-name="T1">slam</text:span><text:span text:style-name="T1">，用旧的点云地图和网格地图</text:span></text:p>
            <text:p text:style-name="P9"><text:span text:style-name="T1">和重定位的位姿进行初始化。</text:span></text:p>
            <text:p text:style-name="P9"><text:span text:style-name="T1">3. </text:span><text:span text:style-name="T1">暂停恢复：继续当前</text:span><text:span text:style-name="T1">slam</text:span><text:span text:style-name="T1">，且没有经过重定位，不需要初始化。</text:span></text:p>
            <draw:enhanced-geometry svg:viewBox="0 0 21600 21600" draw:mirror-horizontal="false" draw:type="line-callout-1" draw:modifiers="-3474.41860465116 9435.24590163934 -258.676207513417 2047.1311475409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36" draw:text-style-name="P10" draw:layer="layout" svg:width="11.13cm" svg:height="3.117cm" svg:x="42.685cm" svg:y="72.53cm">
            <text:p text:style-name="P9"><text:span text:style-name="T1">rotate</text:span></text:p>
            <text:p text:style-name="P9"><text:span text:style-name="T1">为了保证传感器数据记录正确，</text:span></text:p>
            <text:p text:style-name="P9"><text:span text:style-name="T1">请在第一次获取传感器数据后启动旋转</text:span></text:p>
            <draw:enhanced-geometry svg:viewBox="0 0 21600 21600" draw:mirror-horizontal="false" draw:type="line-callout-1" draw:modifiers="-5978.76201599138 8631.68697883259 -477.369508579642 3844.77228992944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79cm" fo:margin-bottom="1cm" fo:margin-left="1cm" fo:margin-right="1cm" fo:page-width="87.884cm" fo:page-height="94.1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14:15:25.370926836</meta:creation-date>
    <dc:date>2019-05-30T19:16:27.167658692</dc:date>
    <meta:editing-duration>PT7H20M55S</meta:editing-duration>
    <meta:editing-cycles>313</meta:editing-cycles>
    <meta:generator>LibreOffice/5.1.6.2$Linux_X86_64 LibreOffice_project/10m0$Build-2</meta:generator>
    <meta:document-statistic meta:object-count="104"/>
  </office:meta>
</office:document-meta>
</file>